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55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3" style:family="table-cell" style:parent-style-name="Default" style:data-style-name="N16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7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8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9" style:family="table-cell" style:parent-style-name="Default" style:data-style-name="N168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70</text:p>
          </table:table-cell>
          <table:covered-table-cell table:number-columns-repeated="2" table:style-name="ce5"/>
          <table:table-cell table:style-name="ce40" office:value-type="string" calcext:value-type="string" table:number-columns-spanned="5" table:number-rows-spanned="1">
            <text:p>/</text:p>
          </table:table-cell>
          <table:covered-table-cell table:number-columns-repeated="4" table:style-name="ce40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1" table:number-columns-spanned="5" table:number-rows-spanned="5">
            <draw:frame draw:z-index="0" draw:name="Image_20_1" draw:style-name="gr1" draw:text-style-name="P1" svg:width="4.2469in" svg:height="1.0413in" svg:x="0.0012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1"/>
          <table:table-cell table:style-name="ce51" office:value-type="string" calcext:value-type="string" table:number-columns-spanned="2" table:number-rows-spanned="1">
            <text:p>Balance Due</text:p>
          </table:table-cell>
          <table:covered-table-cell table:style-name="ce5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1"/>
          <table:table-cell table:style-name="ce55" table:formula="of:=[.I29]" office:value-type="currency" office:currency="USD" office:value="1420" calcext:value-type="currency" table:number-columns-spanned="2" table:number-rows-spanned="2">
            <text:p>$1,420.00</text:p>
          </table:table-cell>
          <table:covered-table-cell table:style-name="ce53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1"/>
          <table:covered-table-cell table:number-columns-repeated="2" table:style-name="ce53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1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1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4" office:value-type="string" calcext:value-type="string" table:number-columns-spanned="2" table:number-rows-spanned="1">
            <text:p>Due on Receipt</text:p>
          </table:table-cell>
          <table:covered-table-cell table:style-name="ce44"/>
          <table:table-cell table:style-name="ce21"/>
          <table:table-cell table:number-columns-repeated="2" table:style-name="ce24" office:value-type="date" office:date-value="2026-06-01" calcext:value-type="date">
            <text:p>06/01/26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3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39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6-01" calcext:value-type="date">
            <text:p>06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57" office:value-type="currency" office:currency="USD" office:value="1050" calcext:value-type="currency">
            <text:p>$1,0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6-06-01" calcext:value-type="date">
            <text:p>06/01/26</text:p>
          </table:table-cell>
          <table:table-cell table:style-name="ce13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3"/>
          <table:table-cell table:style-name="ce13" office:value-type="string" calcext:value-type="string">
            <text:p>--</text:p>
          </table:table-cell>
          <table:table-cell table:style-name="ce58" office:value-type="currency" office:currency="USD" office:value="240" calcext:value-type="currency">
            <text:p>$24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6-01" calcext:value-type="date">
            <text:p>06/01/26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Floor Scrubbing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57" office:value-type="currency" office:currency="USD" office:value="130" calcext:value-type="currency">
            <text:p>$1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3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3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3"/>
          <table:table-cell table:style-name="ce13"/>
          <table:table-cell table:style-name="ce33" table:number-columns-spanned="5" table:number-rows-spanned="1"/>
          <table:covered-table-cell table:number-columns-repeated="4" table:style-name="ce33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8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8"/>
          <table:table-cell table:style-name="ce6"/>
          <table:table-cell table:style-name="ce25" office:value-type="string" calcext:value-type="string">
            <text:p>Total</text:p>
          </table:table-cell>
          <table:table-cell table:style-name="ce61" table:formula="of:=SUM([.I15:.I25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8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62" table:formula="of:=SUM([.I16:.I26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8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8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01:03:45.977823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9T01:03:46.410149450</dc:date>
    <meta:editing-cycles>73</meta:editing-cycles>
    <meta:editing-duration>PT4H46M49S</meta:editing-duration>
    <meta:generator>LibreOffice/24.2.7.2$Linux_X86_64 LibreOffice_project/420$Build-2</meta:generator>
    <meta:document-statistic meta:table-count="1" meta:cell-count="44" meta:object-count="1"/>
  </office:meta>
</office:document-meta>
</file>